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063c" officeooo:paragraph-rsid="0017063c"/>
    </style:style>
    <style:style style:name="P2" style:family="paragraph" style:parent-style-name="Standard">
      <style:text-properties officeooo:rsid="0019020a" officeooo:paragraph-rsid="0019020a"/>
    </style:style>
    <style:style style:name="P3" style:family="paragraph" style:parent-style-name="Standard">
      <style:text-properties officeooo:rsid="0019bc03" officeooo:paragraph-rsid="0019bc03"/>
    </style:style>
    <style:style style:name="P4" style:family="paragraph" style:parent-style-name="Standard">
      <style:text-properties officeooo:rsid="001a6a47" officeooo:paragraph-rsid="001a6a47"/>
    </style:style>
    <style:style style:name="T1" style:family="text">
      <style:text-properties officeooo:rsid="0019020a"/>
    </style:style>
    <style:style style:name="T2" style:family="text">
      <style:text-properties officeooo:rsid="0019bc0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ong bối cảnh đại dịch COVID-19 đang diễn ra trên phạm vi toàn cầu, các dịch vụ online trở thành xu thế, con người ngày càng có xu hướng thực hiện các giao dịch tại nhà nhiều hơn, nhu cầu vốn đã rất cao, nay lại càng tăng mạnh thêm. Từ đó, ngày càng nhiều hoạt động trực tuyến ngày càng tăng mạnh trong đó nổi bật nhất là cách hoạt động kinh doanh trực tuyến.</text:p>
      <text:p text:style-name="P1"/>
      <text:p text:style-name="P1">Nắm bắt được xu thế <text:span text:style-name="T1">(tình hình)</text:span> hiện tại, <text:span text:style-name="T1">website hỗ trợ quản lý các hoạt động kinh doanh trực tuyến của chuỗi cửa hàng StoroZone ra đời, không chỉ góp phần đáp ứng nhu cầu mua sắm đang ngày một tăng cao, mà là một công cụ hữu ích cho các cửa hàng đơn lẻ, chuỗi cửa hàng với nhiều chi nhánh với quy mô vừa và nhỏ [những người quản lý] có thể quản lý các hoạt động kinh doanh trong chuỗi các cửa hàng của mình một cách thuận tiện và nhanh chóng mà không phải sử dụng 2 phần mềm riêng biệt để quản lý các hoạt động thương mại điện tử và quản lý chuỗi cửa hàng của mình.</text:span></text:p>
      <text:p text:style-name="P1"/>
      <text:p text:style-name="P2">StoroZone là một website đem tới sự kết hợp của một trang thương mại điện tử hỗ trợ các chức năng bộ lọc sản phẩm, tìm kiếm nâng cao, tìm bằng giọng nói, vừa là một trang <text:span text:style-name="T2">quản lý cho phép người quản lý chuỗi cửa hàng có thể quản lý, báo cáo, thống kê tình hình kinh doanh trong chuỗi, vừa cho phép phân quyền cho người quản lý cửa và nhân viên có thể đăng nhập để quản lý các hoạt động kinh doanh trong từng chi nhánh.</text:span></text:p>
      <text:p text:style-name="P2"/>
      <text:p text:style-name="P3">Website được thiết kế với giao diện đơn giản, dễ sử dụng cho tất cả mọi người. Người dùng sau khi truy cập có thể dễ dàng thực hiện các chức năng tìm kiếm, phân loại sản phẩm, xem chi tiết, lựa chọn chi nhánh, giỏ hàng, thanh toán,</text:p>
      <text:p text:style-name="P3"/>
      <text:p text:style-name="P3">…</text:p>
      <text:p text:style-name="P3"/>
      <text:p text:style-name="P4">Về cơ bản, website quản lý các hoạt động kinh trực tuyến của chuỗi cửa hàng StoroZone cung cấp đầy đủ tính năng cho tất cả các nhóm người dùng, hoàn thành tốt các yêu cầu về tính năng cũng như bảo mật. Trong tương lai, trang web có thể có thêm một số năng để hỗ trợ tốt cho các chuỗi chi nhánh với quy mô lớn, cũng như nâng cao khả năng quản lý với những tính năng như quản lý giờ công, khuyến mãi, đánh giá sản phẩm, hỗ trợ trực tuyến,… đồng thời có thể phát triển thêm ứng dụng di động để hệ thống có thể hoạt động trên cả các tiết bị di động chạy hệ điều hành iOS và Androi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8T12:40:53.233000000</meta:creation-date>
    <dc:date>2020-12-18T13:11:30.319000000</dc:date>
    <meta:editing-duration>PT9M40S</meta:editing-duration>
    <meta:editing-cycles>2</meta:editing-cycles>
    <meta:generator>LibreOffice/7.0.3.1$Windows_X86_64 LibreOffice_project/d7547858d014d4cf69878db179d326fc3483e082</meta:generator>
    <meta:document-statistic meta:table-count="0" meta:image-count="0" meta:object-count="0" meta:page-count="1" meta:paragraph-count="6" meta:word-count="467" meta:character-count="2155" meta:non-whitespace-character-count="1694"/>
  </office:meta>
</office:document-meta>
</file>